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14a1c" officeooo:paragraph-rsid="00014a1c"/>
    </style:style>
    <style:style style:name="P2" style:family="paragraph" style:parent-style-name="Text_20_body">
      <style:text-properties officeooo:rsid="0003f2b6" officeooo:paragraph-rsid="0003f2b6"/>
    </style:style>
    <style:style style:name="P3" style:family="paragraph" style:parent-style-name="Text_20_body">
      <style:text-properties officeooo:rsid="0004bac3" officeooo:paragraph-rsid="0004bac3"/>
    </style:style>
    <style:style style:name="P4" style:family="paragraph" style:parent-style-name="Text_20_body">
      <style:text-properties officeooo:rsid="000637a2" officeooo:paragraph-rsid="000637a2"/>
    </style:style>
    <style:style style:name="P5" style:family="paragraph" style:parent-style-name="Text_20_body">
      <style:text-properties officeooo:rsid="0009587a" officeooo:paragraph-rsid="0009587a"/>
    </style:style>
    <style:style style:name="P6" style:family="paragraph" style:parent-style-name="Text_20_body">
      <style:text-properties officeooo:rsid="00097059" officeooo:paragraph-rsid="00097059"/>
    </style:style>
    <style:style style:name="P7" style:family="paragraph" style:parent-style-name="Text_20_body">
      <style:text-properties officeooo:rsid="000f66bc" officeooo:paragraph-rsid="000f66bc"/>
    </style:style>
    <style:style style:name="P8" style:family="paragraph" style:parent-style-name="Text_20_body">
      <style:text-properties officeooo:rsid="000ae538" officeooo:paragraph-rsid="000ae538"/>
    </style:style>
    <style:style style:name="P9" style:family="paragraph" style:parent-style-name="Text_20_body">
      <style:text-properties officeooo:rsid="000c0c09" officeooo:paragraph-rsid="000c0c09"/>
    </style:style>
    <style:style style:name="P10" style:family="paragraph" style:parent-style-name="Text_20_body">
      <style:text-properties officeooo:rsid="001024f0" officeooo:paragraph-rsid="001024f0"/>
    </style:style>
    <style:style style:name="P11" style:family="paragraph" style:parent-style-name="Text_20_body">
      <style:text-properties officeooo:rsid="001024f0" officeooo:paragraph-rsid="00121e98"/>
    </style:style>
    <style:style style:name="P12" style:family="paragraph" style:parent-style-name="Text_20_body">
      <style:text-properties officeooo:rsid="00121e98" officeooo:paragraph-rsid="00121e98"/>
    </style:style>
    <style:style style:name="P13" style:family="paragraph" style:parent-style-name="Text_20_body">
      <style:text-properties officeooo:rsid="00140704" officeooo:paragraph-rsid="00140704"/>
    </style:style>
    <style:style style:name="P14" style:family="paragraph" style:parent-style-name="Text_20_body">
      <style:text-properties officeooo:rsid="00157447" officeooo:paragraph-rsid="00157447"/>
    </style:style>
    <style:style style:name="P15" style:family="paragraph" style:parent-style-name="Text_20_body">
      <style:text-properties officeooo:rsid="00163a4b" officeooo:paragraph-rsid="00163a4b"/>
    </style:style>
    <style:style style:name="P16" style:family="paragraph" style:parent-style-name="Text_20_body">
      <style:text-properties officeooo:rsid="00163a4b" officeooo:paragraph-rsid="0027328b"/>
    </style:style>
    <style:style style:name="P17" style:family="paragraph" style:parent-style-name="Text_20_body">
      <style:text-properties officeooo:rsid="00163a4b" officeooo:paragraph-rsid="00361c11"/>
    </style:style>
    <style:style style:name="P18" style:family="paragraph" style:parent-style-name="Text_20_body">
      <style:text-properties officeooo:rsid="00163a4b" officeooo:paragraph-rsid="00426095"/>
    </style:style>
    <style:style style:name="P19" style:family="paragraph" style:parent-style-name="Text_20_body">
      <style:text-properties officeooo:rsid="001752c4" officeooo:paragraph-rsid="001752c4"/>
    </style:style>
    <style:style style:name="P20" style:family="paragraph" style:parent-style-name="Text_20_body">
      <style:text-properties officeooo:rsid="001752c4" officeooo:paragraph-rsid="0027328b"/>
    </style:style>
    <style:style style:name="P21" style:family="paragraph" style:parent-style-name="Text_20_body">
      <style:text-properties officeooo:rsid="002e7121" officeooo:paragraph-rsid="002e7121"/>
    </style:style>
    <style:style style:name="P22" style:family="paragraph" style:parent-style-name="Text_20_body">
      <style:text-properties officeooo:rsid="002f8f1c" officeooo:paragraph-rsid="002f8f1c"/>
    </style:style>
    <style:style style:name="P23" style:family="paragraph" style:parent-style-name="Text_20_body">
      <style:text-properties officeooo:rsid="00373b32" officeooo:paragraph-rsid="00373b32"/>
    </style:style>
    <style:style style:name="P24" style:family="paragraph" style:parent-style-name="Text_20_body">
      <style:text-properties officeooo:rsid="0039135c" officeooo:paragraph-rsid="0039135c"/>
    </style:style>
    <style:style style:name="P25" style:family="paragraph" style:parent-style-name="Text_20_body">
      <style:text-properties officeooo:rsid="003c64f1" officeooo:paragraph-rsid="003c64f1"/>
    </style:style>
    <style:style style:name="P26" style:family="paragraph" style:parent-style-name="Text_20_body">
      <style:text-properties officeooo:rsid="003d5d26" officeooo:paragraph-rsid="003d5d26"/>
    </style:style>
    <style:style style:name="P27" style:family="paragraph" style:parent-style-name="Text_20_body">
      <style:text-properties officeooo:rsid="003ea00c" officeooo:paragraph-rsid="003ea00c"/>
    </style:style>
    <style:style style:name="P28" style:family="paragraph" style:parent-style-name="Text_20_body">
      <style:text-properties officeooo:rsid="00426095" officeooo:paragraph-rsid="00426095"/>
    </style:style>
    <style:style style:name="P29" style:family="paragraph" style:parent-style-name="Text_20_body">
      <style:text-properties officeooo:rsid="004491f9" officeooo:paragraph-rsid="004491f9"/>
    </style:style>
    <style:style style:name="P30" style:family="paragraph" style:parent-style-name="Text_20_body">
      <style:text-properties officeooo:rsid="0044e079" officeooo:paragraph-rsid="0044e079"/>
    </style:style>
    <style:style style:name="P31" style:family="paragraph" style:parent-style-name="Text_20_body">
      <style:text-properties officeooo:rsid="0046d7aa" officeooo:paragraph-rsid="0046d7aa"/>
    </style:style>
    <style:style style:name="P32" style:family="paragraph" style:parent-style-name="Heading_20_3">
      <style:text-properties officeooo:rsid="00014a1c" officeooo:paragraph-rsid="00014a1c"/>
    </style:style>
    <style:style style:name="P33" style:family="paragraph" style:parent-style-name="Heading_20_3">
      <style:text-properties officeooo:paragraph-rsid="00014a1c"/>
    </style:style>
    <style:style style:name="P34" style:family="paragraph" style:parent-style-name="Heading_20_3">
      <style:text-properties officeooo:rsid="0009587a" officeooo:paragraph-rsid="0009587a"/>
    </style:style>
    <style:style style:name="P35" style:family="paragraph" style:parent-style-name="Heading_20_3">
      <style:text-properties officeooo:rsid="00373b32" officeooo:paragraph-rsid="00373b32"/>
    </style:style>
    <style:style style:name="P36" style:family="paragraph" style:parent-style-name="Heading_20_1">
      <style:text-properties officeooo:rsid="00014a1c" officeooo:paragraph-rsid="00014a1c"/>
    </style:style>
    <style:style style:name="P37" style:family="paragraph" style:parent-style-name="Heading_20_2">
      <style:text-properties officeooo:rsid="003c64f1" officeooo:paragraph-rsid="003c64f1"/>
    </style:style>
    <style:style style:name="P38" style:family="paragraph" style:parent-style-name="Text_20_body">
      <style:text-properties officeooo:rsid="003d5d26" officeooo:paragraph-rsid="003ea00c"/>
    </style:style>
    <style:style style:name="P39" style:family="paragraph" style:parent-style-name="Text_20_body">
      <style:text-properties officeooo:rsid="004bdfe6" officeooo:paragraph-rsid="004bdfe6"/>
    </style:style>
    <style:style style:name="P40" style:family="paragraph" style:parent-style-name="Text_20_body">
      <style:text-properties officeooo:rsid="003ea00c" officeooo:paragraph-rsid="003ea00c"/>
    </style:style>
    <style:style style:name="P41" style:family="paragraph" style:parent-style-name="Text_20_body">
      <style:text-properties officeooo:rsid="004d850e" officeooo:paragraph-rsid="004d850e"/>
    </style:style>
    <style:style style:name="T1" style:family="text">
      <style:text-properties officeooo:rsid="00014a1c"/>
    </style:style>
    <style:style style:name="T2" style:family="text">
      <style:text-properties officeooo:rsid="0003aaaa"/>
    </style:style>
    <style:style style:name="T3" style:family="text">
      <style:text-properties officeooo:rsid="0004bac3"/>
    </style:style>
    <style:style style:name="T4" style:family="text">
      <style:text-properties officeooo:rsid="000637a2"/>
    </style:style>
    <style:style style:name="T5" style:family="text">
      <style:text-properties officeooo:rsid="0009587a"/>
    </style:style>
    <style:style style:name="T6" style:family="text">
      <style:text-properties officeooo:rsid="00097059"/>
    </style:style>
    <style:style style:name="T7" style:family="text">
      <style:text-properties officeooo:rsid="000ae538"/>
    </style:style>
    <style:style style:name="T8" style:family="text">
      <style:text-properties officeooo:rsid="000bf022"/>
    </style:style>
    <style:style style:name="T9" style:family="text">
      <style:text-properties officeooo:rsid="000e0ccd"/>
    </style:style>
    <style:style style:name="T10" style:family="text">
      <style:text-properties officeooo:rsid="00121e98"/>
    </style:style>
    <style:style style:name="T11" style:family="text">
      <style:text-properties officeooo:rsid="0013e6db"/>
    </style:style>
    <style:style style:name="T12" style:family="text">
      <style:text-properties officeooo:rsid="001473c0"/>
    </style:style>
    <style:style style:name="T13" style:family="text">
      <style:text-properties officeooo:rsid="00163a4b"/>
    </style:style>
    <style:style style:name="T14" style:family="text">
      <style:text-properties officeooo:rsid="0018f8e3"/>
    </style:style>
    <style:style style:name="T15" style:family="text">
      <style:text-properties officeooo:rsid="00192158"/>
    </style:style>
    <style:style style:name="T16" style:family="text">
      <style:text-properties officeooo:rsid="00198116"/>
    </style:style>
    <style:style style:name="T17" style:family="text">
      <style:text-properties officeooo:rsid="001b74d5"/>
    </style:style>
    <style:style style:name="T18" style:family="text">
      <style:text-properties officeooo:rsid="001bf898"/>
    </style:style>
    <style:style style:name="T19" style:family="text">
      <style:text-properties officeooo:rsid="001d1519"/>
    </style:style>
    <style:style style:name="T20" style:family="text">
      <style:text-properties officeooo:rsid="001ec28f"/>
    </style:style>
    <style:style style:name="T21" style:family="text">
      <style:text-properties officeooo:rsid="00225397"/>
    </style:style>
    <style:style style:name="T22" style:family="text">
      <style:text-properties officeooo:rsid="0023f4ce"/>
    </style:style>
    <style:style style:name="T23" style:family="text">
      <style:text-properties officeooo:rsid="0024765f"/>
    </style:style>
    <style:style style:name="T24" style:family="text">
      <style:text-properties officeooo:rsid="0024a69c"/>
    </style:style>
    <style:style style:name="T25" style:family="text">
      <style:text-properties officeooo:rsid="0029db2c"/>
    </style:style>
    <style:style style:name="T26" style:family="text">
      <style:text-properties officeooo:rsid="002ee126"/>
    </style:style>
    <style:style style:name="T27" style:family="text">
      <style:text-properties officeooo:rsid="00361c11"/>
    </style:style>
    <style:style style:name="T28" style:family="text">
      <style:text-properties officeooo:rsid="0039135c"/>
    </style:style>
    <style:style style:name="T29" style:family="text">
      <style:text-properties officeooo:rsid="003aaf6f"/>
    </style:style>
    <style:style style:name="T30" style:family="text">
      <style:text-properties officeooo:rsid="003d5d26"/>
    </style:style>
    <style:style style:name="T31" style:family="text">
      <style:text-properties officeooo:rsid="003ea00c"/>
    </style:style>
    <style:style style:name="T32" style:family="text">
      <style:text-properties officeooo:rsid="003f4a48"/>
    </style:style>
    <style:style style:name="T33" style:family="text">
      <style:text-properties officeooo:rsid="00426095"/>
    </style:style>
    <style:style style:name="T34" style:family="text">
      <style:text-properties officeooo:rsid="0043994e"/>
    </style:style>
    <style:style style:name="T35" style:family="text">
      <style:text-properties officeooo:rsid="004491f9"/>
    </style:style>
    <style:style style:name="T36" style:family="text">
      <style:text-properties officeooo:rsid="0046d7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acter creation</text:h>
      <text:h text:style-name="Heading_20_2" text:outline-level="2">Step 1: Culture</text:h>
      <text:p text:style-name="P1">First step to create a character is to select what type of culture they have, which is mostly determined by their familial environment (or lack thereof).</text:p>
      <text:h text:style-name="P32" text:outline-level="3">Brinker</text:h>
      <text:p text:style-name="P2">+1 Engineering, -1 Physical, <text:span text:style-name="T5">a specialty related to the settlement where the character comes from.</text:span></text:p>
      <text:h text:style-name="P33" text:outline-level="3">Corporate upbringing</text:h>
      <text:p text:style-name="P2">+1 Systems or Social, -1 Combat or Physical. <text:span text:style-name="T5">A specialty related to the corporation or a state the character belongs to.</text:span></text:p>
      <text:h text:style-name="P33" text:outline-level="3"><text:span text:style-name="T1">Helix c</text:span>lone</text:h>
      <text:p text:style-name="P2">+1 Physical or Engineering, -1 Social. <text:span text:style-name="T5">The Clone specialty.</text:span></text:p>
      <text:h text:style-name="Heading_20_3" text:outline-level="3">Living in slums</text:h>
      <text:p text:style-name="P2">+1 Combat or social, -1 Systems. <text:span text:style-name="T5">A specialty related to the specific place the character is from.</text:span></text:p>
      <text:h text:style-name="Heading_20_2" text:outline-level="2">Step 2: Education</text:h>
      <text:h text:style-name="Heading_20_3" text:outline-level="3"><text:span text:style-name="T3">Technical</text:span> education</text:h>
      <text:p text:style-name="P3">Technical education is mostly the standard education outside corporate life. It mostly consists in learning a small family of jobs and knowledge required to do them.</text:p>
      <text:p text:style-name="P4">+1 attribute related to the specialty, -1 other attribute</text:p>
      <text:p text:style-name="P2">One technical specialty, corresponding to the job the character was trained to do. <text:span text:style-name="T3">Professional education is common for many maintenance teams, military, police forces, some medical professions.</text:span></text:p>
      <text:p text:style-name="P3">Examples: Security guard, life system maintenance, airspace maintenance, pilot, firemen, emergency teams, printing technician, <text:span text:style-name="T4">warehouse management, network maintenance </text:span>….</text:p>
      <text:h text:style-name="Heading_20_3" text:outline-level="3">Academic education</text:h>
      <text:p text:style-name="P3">Academic education is broader and longer than technical one. It tends to approach knowledge as a whole, to pick a specialty after education. This is the corporate standard, but can also be the case in law and health domains for instance.</text:p>
      <text:p text:style-name="P4">+1 Social or Investigation, -1 Combat or Physical</text:p>
      <text:p text:style-name="P3"><text:soft-page-break/>One academic specialty, corresponding to the domain the character has studied: law, airspace engines, astrophysics, risk management, finance, politics….</text:p>
      <text:h text:style-name="Heading_20_3" text:outline-level="3">Street smart</text:h>
      <text:p text:style-name="P3">The character does not have any certified education, and learned its trade through someone, or just by looking at what’s done. <text:span text:style-name="T5">Most of the time it requires no qualifications. </text:span>It is the norm in most of earth’s slums, but can also be the case in the poorer parts of many stations.</text:p>
      <text:p text:style-name="P3">A specialty from Street Smart education is what the character would have done for a living during their teens and early in their life, legal.</text:p>
      <text:p text:style-name="P4">+1 Social or Investigation, -1 Systems or Engineering</text:p>
      <text:p text:style-name="P4">Some options: retail, handling and delivery, barista, handiwork, workshop job </text:p>
      <text:h text:style-name="P34" text:outline-level="3">Criminal life</text:h>
      <text:p text:style-name="P5">The character’s trade was illegal in most jurisdiction. Most don’t do it by choice, but out of necessity, and it is pretty widespread.</text:p>
      <text:p text:style-name="P5">A specialty from criminal life corresponds to what the character does the most: con jobs, assault, burglary, smuggling, counterfeit, prison life, <text:span text:style-name="T6">drug dealing</text:span>….</text:p>
      <text:p text:style-name="P5">+1 Social or Combat or Physical, -1 Systems or Engineering.</text:p>
      <text:h text:style-name="Heading_20_2" text:outline-level="2">Step 3: Profession</text:h>
      <text:p text:style-name="P6">The profession is what the character <text:span text:style-name="T9">usually does to bring money in. That may not be their current profession, but the one that defines them the most.</text:span></text:p>
      <text:p text:style-name="P7">Each profession brings the character 2 specialties related to their job, as well as 5 mastery points.</text:p>
      <text:h text:style-name="Heading_20_3" text:outline-level="3">Police officer</text:h>
      <text:p text:style-name="P6">Police officer may belong to any organization tasked with maintaining public order and/or investigating crimes under a more or less definite jurisdiction: small settlement’s militia, corporate internal affairs team or <text:span text:style-name="T7">Sol System police force.</text:span></text:p>
      <text:p text:style-name="P7">Example of specialties: law, crime scene management, ballistic analysis, SWAT techniques, DNA testing, interrogation, search, arrest techniques, linking clues.</text:p>
      <text:p text:style-name="P10">Basic equipment: light armor, pistol, zip ties, <text:span text:style-name="T10">clue management system or DNA testing kit or police vehicle.</text:span></text:p>
      <text:h text:style-name="Heading_20_3" text:outline-level="3"><text:soft-page-break/>Security agent</text:h>
      <text:p text:style-name="P8">Security agents is often a euphemism for either corporate combat teams, or mercenaries, working either freelance or part of some company providing violence as a service (VaaS). They are most of the time despised for their violent profession, and many take in former soldiers regardless of former allegiances.</text:p>
      <text:p text:style-name="P7">Example of specialties: security procedures, emergency procedures, gunfight, dynamic entry, combat team coordination.</text:p>
      <text:p text:style-name="P11">Basic equipment: <text:span text:style-name="T10">rifle or pistol, combat armor, scouting drone or targeting pod.</text:span></text:p>
      <text:h text:style-name="Heading_20_3" text:outline-level="3">Technical expert/consultant</text:h>
      <text:p text:style-name="P8">Experts have a very specific set of knowledge, that is <text:span text:style-name="T8">often really searched after by corporations or local administrations, and they provide more-or-less temporary support to existing teams or intervene to bring whole solutions.</text:span></text:p>
      <text:p text:style-name="P7">Example of specialties: system security, marketing techniques, [technical] procedure, law, <text:span text:style-name="T11">job market.</text:span></text:p>
      <text:p text:style-name="P11">Basic equipment: <text:span text:style-name="T10">technical tools, </text:span></text:p>
      <text:h text:style-name="Heading_20_3" text:outline-level="3">Journalist</text:h>
      <text:p text:style-name="P9">Journalists are searching for the next bit of information that will be a big hit: interesting story about someone, sex scandal, analysis of current regional events…. Freelance and corporate coexist, even though they don’t often like each other.</text:p>
      <text:p text:style-name="P7">Example of specialties: interrogation, media creation, social network, I know someone that can help, linking clues, negotiations.</text:p>
      <text:p text:style-name="P12">Basic equipment: quality video equipment, marketing analysis tools or clue management system</text:p>
      <text:h text:style-name="Heading_20_3" text:outline-level="3">Criminal</text:h>
      <text:p text:style-name="P9">It’s not honest, but it’s work! The social implications depend a lot on what type of crime is committed, where and against who: smugglers may be seen as integral parts of some communities, as may be soldiers working for organized crime. Thieves and con men are mostly despised.</text:p>
      <text:p text:style-name="P7">Example of specialties: not being seen, brawl, gunfight, con, system breaching, breaking in, intimidation, piloting, hiding things, <text:span text:style-name="T10">criminal network</text:span>.</text:p>
      <text:p text:style-name="P12">Basic equipment: pistol, smuggler’s ship or stash of drugs or rifle.</text:p>
      <text:h text:style-name="Heading_20_2" text:outline-level="2">Step 4: Hobby</text:h>
      <text:p text:style-name="P13">Each character has a hobby, that brings them one specialty.</text:p>
      <text:h text:style-name="Heading_20_3" text:outline-level="3"><text:soft-page-break/>Astronomy</text:h>
      <text:p text:style-name="P22">A popular hobby for those living in space stations or on exoplanets. Still a dream for many as well on earth.</text:p>
      <text:p text:style-name="P13">Specialty: local solar system or astrophysics or Gates.</text:p>
      <text:h text:style-name="Heading_20_3" text:outline-level="3">Clubbing</text:h>
      <text:p text:style-name="P22">Going out and meeting people is still one of the most common hobbies you can have, nearly all stations have somewhere to hang out, more or less legal.</text:p>
      <text:p text:style-name="P13">Specialty: clubs of a specific settlement or socialites of a specific settlement.</text:p>
      <text:h text:style-name="Heading_20_3" text:outline-level="3">Social networks</text:h>
      <text:p text:style-name="P22">You can get to know quite a lot of people and things on social networks, but that’s not easy : either you’re good at navigating such networks, or maybe you’re producing content to share.</text:p>
      <text:p text:style-name="P13">Specialty: social network marketing or media creation.</text:p>
      <text:h text:style-name="Heading_20_3" text:outline-level="3">Sports</text:h>
      <text:p text:style-name="P22">Physical activities are still an all-time favorite, either to practice or to follow. Space stations have at least gym equipment, and you can find whole brands of 0-G sports that start to be popular. On planetary settlements, it depends a lot on gravity to determine what may be practiced.</text:p>
      <text:p text:style-name="P22">And a lot of people still follow Earth’s games and teams. Olympic games have seen the first non-earth states participate recently.</text:p>
      <text:p text:style-name="P13">Specialty: A specific sport or sports fans</text:p>
      <text:h text:style-name="Heading_20_3" text:outline-level="3">Video games</text:h>
      <text:p text:style-name="P22">Video games are still a very popular support, available pretty much everywhere to everyone. Huge networked games are somewhat rare, due to lag constraints, but some managing games are still huge. Solo and small cooperative games are wildly popular across the entirety of human settlements.</text:p>
      <text:p text:style-name="P13">Specialty: video game knowledge, video <text:span text:style-name="T12">gamer</text:span> network</text:p>
      <text:h text:style-name="Heading_20_2" text:outline-level="2">Step 5: <text:span text:style-name="T1">Finishing touches</text:span></text:h>
      <text:p text:style-name="P21">The player may <text:span text:style-name="T26">finally</text:span> allocate 10 mastery points, on a maximum of 5 different masteries.</text:p>
      <text:h text:style-name="P36" text:outline-level="1"><text:soft-page-break/>Elements of a character</text:h>
      <text:h text:style-name="Heading_20_2" text:outline-level="2">Attributes</text:h>
      <text:h text:style-name="Heading_20_3" text:outline-level="3">Engineering</text:h>
      <text:p text:style-name="P14">Engineering will be used for most technology that does not rely on networks, but may use calculations or memory: understanding an engine, biology or astrophysics.</text:p>
      <text:p text:style-name="P14">For characters, it may be useful to understand why a piece of equipment is broken, how to fix it, or analyze some clues.</text:p>
      <text:h text:style-name="Heading_20_3" text:outline-level="3"><text:span text:style-name="T2">I</text:span>nvestigation</text:h>
      <text:p text:style-name="P14">This attribute will be used to search for something, or someone, link clues together, or searching through a variety of data to get one specific piece of information.</text:p>
      <text:p text:style-name="P14">It represents the ability of the character to find something hidden, to make a logical deduction or to interrogate a suspect.</text:p>
      <text:h text:style-name="Heading_20_3" text:outline-level="3"><text:span text:style-name="T2">P</text:span>hysical </text:h>
      <text:p text:style-name="P14">The physical prowess of the character, that may come into play whenever they need sport abilities, hand-to-hand combat or just reaction speed. <text:span text:style-name="T13">It encompasses both might and endurance.</text:span></text:p>
      <text:p text:style-name="P14">A pilot may use it to react to something coming fast, a fighter for close quarter combat, and an investigator to gain access to somewhere difficult, or run after a suspect. </text:p>
      <text:h text:style-name="Heading_20_3" text:outline-level="3">Precision</text:h>
      <text:p text:style-name="P14">The ability of the character to control what they are doing with their body. It may be used to shoot something far away, <text:span text:style-name="T13">run a ship in a tight spot, or dance in a graceful manner.</text:span></text:p>
      <text:h text:style-name="Heading_20_3" text:outline-level="3"><text:span text:style-name="T2">S</text:span>ocial</text:h>
      <text:p text:style-name="P15">This attribute governs most interactions the character may have with others, and to understand how interactions work between others. </text:p>
      <text:p text:style-name="P15">One could use it to bargain for a better price, intimidate a suspect or seduce someone at the bar.</text:p>
      <text:h text:style-name="Heading_20_3" text:outline-level="3">Systems</text:h>
      <text:p text:style-name="P15">The attribute for anything network-related, from AIs to basic communication networks. Basically the IT attribute.</text:p>
      <text:p text:style-name="P15">For example: to enter into a secured network, understand an AI system or jam communications.</text:p>
      <text:h text:style-name="Heading_20_1" text:outline-level="1"><text:soft-page-break/>Character traits</text:h>
      <text:h text:style-name="Heading_20_2" text:outline-level="2">Positive character traits</text:h>
      <text:h text:style-name="Heading_20_2" text:outline-level="2">Negative character traits</text:h>
      <text:h text:style-name="Heading_20_1" text:outline-level="1">Gear <text:span text:style-name="T1">and technology</text:span></text:h>
      <text:h text:style-name="Heading_20_2" text:outline-level="2">General tech and gear</text:h>
      <text:h text:style-name="Heading_20_2" text:outline-level="2">Network gear</text:h>
      <text:p text:style-name="P19">Electronic warfare equipment: <text:span text:style-name="T25">may be used to identify network relays in close range (GM’s decision), and may allow for an Engineering check versus Firewall to jam one without breaching it. Admin may attempt a System check versus the quality of the device to restore their network. Tags: <text:s/>quality (2-5), networked.</text:span></text:p>
      <text:p text:style-name="P19">Network defense systems: <text:span text:style-name="T27">fully autonomous defense system for your network, with every right except expelling intruders. It can attempt each turn a network defense action, with System equal to the quality of the gear, and it always has the relevant specialty. Tag: quality (2-5).</text:span></text:p>
      <text:p text:style-name="P19">Software incursion suite: <text:span text:style-name="T27">A varying list of software and data to provide assistance to breach hostile networks. Pretty illegal in most jurisdictions. Tags: tool (1-3), illegal</text:span></text:p>
      <text:h text:style-name="Heading_20_2" text:outline-level="2">Investigation and espionage gear</text:h>
      <text:p text:style-name="P16">Data analysis system: <text:span text:style-name="T21">A software made to collect and analyze huge amount of data from multiple points of entry: video, sound, numbers, tables or plain text. It may be used to search for a specific data point, or to get patterns in the dataset. Tags: tool (2-5, depending on quality), networked.</text:span></text:p>
      <text:p text:style-name="P16">Database uplink: <text:span text:style-name="T22">an entry point into a specific database, that may be used to run searches in it. Security services may have access to a registry of known offenders, media to a “who’s who” list for example. Tags: tool (2-5, depending on quality), networked.</text:span></text:p>
      <text:p text:style-name="P16">Entry tools: <text:span text:style-name="T22">a set of tools made to open locked doors. Lock-picks are out of fashion, but maglocks and card readers can still be fooled by a good toolset. Tags: tool (2-5, depending on quality), networked, illegal (regulated)</text:span></text:p>
      <text:p text:style-name="P16">Investigation assistant: <text:span text:style-name="T23">an AI-powered assistant, made to display clues in optimized ways, as well as handling certain part of the paperwork and storage policy. Tags: tool (2), networked.</text:span></text:p>
      <text:p text:style-name="P20">Multimedia toolkit: <text:span text:style-name="T23">a set of cameras, light and microphones, used to create video, photographic or sound content easily and quickly. The setup is mostly automatic. Tags: tools (2-5, depending on quality), networked.</text:span></text:p>
      <text:p text:style-name="P19"><text:soft-page-break/>Zip-ties: <text:span text:style-name="T24">small but heavy-duty plastic sip-ties, to restrain a suspect for up to a few hours. Some criminal groups use them as well to kidnap their targets. A character in zip-locks must succeed a standard check versus a difficulty 4.</text:span></text:p>
      <text:h text:style-name="Heading_20_2" text:outline-level="2">Weapons and protection</text:h>
      <text:p text:style-name="P28">Close combat weapon: Combat knife, machete, or repurposed industrial tool, whatever it is, it will mess up anyone hit. Tags: melee</text:p>
      <text:p text:style-name="P18">Combat armor: <text:span text:style-name="T14">A military-grade protection, meant to engage armed opponents, especially in close quarter. Tags:</text:span> <text:span text:style-name="T14">protection (9), illegal (regulated).</text:span></text:p>
      <text:p text:style-name="P15">Flak vest: <text:span text:style-name="T14">a basic protection, meant to help security groups to withstand small caliber fire. Tags: protection (4).</text:span></text:p>
      <text:p text:style-name="P19">Incapacitating grenade: <text:span text:style-name="T15">generating noise, light and shock, this grenade is part of the “less-than-lethal” options for security groups. It is very popular in space stations in its non shock-wave version, because it does not present risk to the infrastructure. Tags: Stressful 3 (4 in the shock-wave version), blunt, non-lethal, ranged(0), multiple targets (3)</text:span></text:p>
      <text:p text:style-name="P17">Pistol: <text:span text:style-name="T16">a typical sidearms carried by almost all security forces, existing in a variety of versions and manufacturers, some are less-than-lethal options. Tags (normal version): ranged(1), illegal (regulated). Tags (non-lethal): ranged(1), blunt, non-lethal.</text:span></text:p>
      <text:p text:style-name="P19">Targeting autopod: <text:span text:style-name="T17">a small system analyzing gunshot patterns and tactical networks to identify and lock enemies, which may then be targeted more efficiently. It works very well in conjunction with smartgun systems. Effect: at the end of each turn, the character may gain a targeting token, as if doing the targeting action. Tags: ranged (2), networked, illegal (regulated)</text:span></text:p>
      <text:p text:style-name="P19">Taser: <text:span text:style-name="T18">small sidearm to control suspects. Depending on local jurisdiction, most people are allowed to carry one without questions by the police, when a gun might raise suspicions. Tags: ranged (0), non-lethal.</text:span></text:p>
      <text:p text:style-name="P15">Shrapnel rifle: <text:span text:style-name="T19">a short rifle, made for close quarter engagement. It shoots a volley of small fragments, made to shred “soft” targets, but leave the infrastructure pretty intact. Tags: ranged (1), deadly(1), blunt, illegal</text:span></text:p>
      <text:p text:style-name="P15">SMG: <text:span text:style-name="T20">a small caliber high capacity gun, made to spray bullets very quickly, and be small enough to work in close quarter combat. It may be seen with suspicion by police. Tags: ranged (1), stressful (2), multiple targets (2), illegal</text:span></text:p>
      <text:h text:style-name="Heading_20_2" text:outline-level="2"><text:soft-page-break/>Progress of medicine</text:h>
      <text:h text:style-name="Heading_20_3" text:outline-level="3">Emergency treatments</text:h>
      <text:p text:style-name="P23">One can try to stabilize a wounded character by succeeding a Precision persistent check versus a difficulty of 3. This does not prevent the risk of complications, but stops the character to go to dying stage after 2d6 hours.</text:p>
      <text:p text:style-name="P23">A dying character may be stabilized by succeeding Precision persistent check versus a difficulty of 5. This does not prevent the risk of complications, but stops the character from dying from this wound. You may roll the complication at this stage.</text:p>
      <text:h text:style-name="Heading_20_3" text:outline-level="3">Healing and reeducation</text:h>
      <text:p text:style-name="P23">Several technologies may help the character healing faster and better.</text:p>
      <text:p text:style-name="P23">Hospital care: <text:span text:style-name="T28">proper hospital care may halve the time necessary to heal a wound or dying state (3 days and two weeks respectively). There is a 10% chance one will not get any complications.</text:span></text:p>
      <text:p text:style-name="P23">Healing tank: <text:span text:style-name="T28">State-of-the-art care, generally reserved for grievous injuries and high-paying patients. They count has hospital care, but will negate all complications caused by a wound and have a 50% chance of negating complications caused by the dying state.</text:span></text:p>
      <text:p text:style-name="P23">Cyberlimbs: <text:span text:style-name="T28">If you loose a limb, you still may get one back. Prosthesis has made huge progress by the XXIst century, mostly because of war veterans needing assistance. They work as well as the old ones, and may even be customized. To install one, there must be a precision check versus a difficulty of 2 to prepare the patient and install the limb, then an Engineering check versus a difficulty of 3 to connect the limb properly. If not connected properly, the limb may suffer malfunctions, and gain the Unreliable tag.</text:span></text:p>
      <text:p text:style-name="P24">Surgery: Some complications can be healed completely by having a medical team operate the patient. It takes time (and more often than not money), but it is doable. This is a Precision <text:span text:style-name="T29">persistent</text:span> check, versus a difficulty depending on the type of complications. Scars <text:span text:style-name="T29">have a difficulty of 4, bad injuries and difficulty of 8, head injuries a difficulty of 15. Each attempt for the persistent check requires healing as if the character was wounded.</text:span></text:p>
      <text:h text:style-name="P35" text:outline-level="3">Medical gear</text:h>
      <text:p text:style-name="P23">First-aid kits: <text:span text:style-name="T29">small kits, used to save lives. There is two main category for such kits: civilian and military-grade kits. Civilians kits contains defibrillator and equipment to handle small wounds, mostly for industrial accidents or collisions. They are often networked so as to call emergency services and provide assistance to the user. Military kits are geared toward battlefield injuries: gunshot, shrapnel, broken bones…. Tags (civilian kits): tool (1-3), networked (optional, gives +1 to the tool tag). Tags(military kits): tool (2-5)</text:span></text:p>
      <text:p text:style-name="P23">Medical assistant: <text:span text:style-name="T29">AI-powered tool to provide assistance to medical teams, by monitoring the patient’s data, providing diagnosis assistance, and displaying ongoing treatments. Tag: tool (2-5).</text:span></text:p>
      <text:h text:style-name="P37" text:outline-level="2"><text:soft-page-break/>Ships and ship armament</text:h>
      <text:h text:style-name="Heading_20_3" text:outline-level="3">Available ships</text:h>
      <text:p text:style-name="P25">Bomber: Small vessels dedicated to carry large payload. They are used exclusively by various militaries, since they are used to attack stations and big ships in most cases. E-Defence 5, Slow weapon mastery 3, protection (2), two payload pods, crew 2 (pilot and gunner)..</text:p>
      <text:p text:style-name="P25">Cargo shuttle: freight shuttle, generally pretty big and clumsy. You do not want to be in one while in combat. E-Defense 0.</text:p>
      <text:p text:style-name="P25">Frigate: Smallest class of independent military vessels. They are typically used for long patrol and picket duties. They are often made to dispatch enemy fighters and pirate groups. Some carry fighters or patrol shuttles. E-Defence 7, Autonomous defence (3), protection (5), size 3, crew 4 (commander, artillery officer, damage control officer, communication officer), two large weapons pods <text:span text:style-name="T30">and one payload pod</text:span>.</text:p>
      <text:p text:style-name="P25">Military fighter: Small, agile ships, made to protect friendly (air)space from other small vessels. In military operations, they are often tasked with ships protection and bomber escort duties. Some are rigged for long-range intra-system patrols. E-Defence 5, protection (2), agile maneuvers mastery 3, three weapons medium weapons pods.</text:p>
      <text:p text:style-name="P25">Militia fighter: cheap fighters, made to dissuade pirate attacks and small scale military raids. They have low autonomy, since they are designed to engage close to their station. E-defence 3, protection (2), agile maneuvers mastery 2, two medium weapon pods.</text:p>
      <text:p text:style-name="P25">Patrol shuttle: long-range patrol craft, mostly used by law enforcement and recon military units. They can be repurposed by small pirate groups as a good asset, if a bit small. E-defence 4, protection (2), two medium weapon pods, crew 2 (pilot and gunner).</text:p>
      <text:p text:style-name="P25">Pirate mothership: Decently big ship, used by pirates as a mobile base of operation, it is surprisingly stealthy. E-Defence 3, stealth mastery 4, protection 3, size 3, crew 3 (commander, gunner, pilot), one large weapon pod.</text:p>
      <text:p text:style-name="P25">Pirate raiding ship: repurposed shuttle, used in boarding actions by pirate groups. Its main goal is to survive in order to get to destination and clamp itself to the target. E-defence 4, boarding action mastery 3, <text:s/>protection 4, crew 2 (pilot, gunner), one medium weapon pod.</text:p>
      <text:h text:style-name="Heading_20_3" text:outline-level="3">Ships armament</text:h>
      <text:p text:style-name="P26">Ship weapon can be mounted on weapon pods, large (L), medium (M) or payload (P). One large weapon pod can be replaced by two medium weapon pods.</text:p>
      <text:p text:style-name="P27">Armor-piercing missile (M): ranged 1, Piercing 2, precise 2, load</text:p>
      <text:p text:style-name="P38">Autocanon <text:span text:style-name="T31">(M): ranged 0, multiple target 2</text:span></text:p>
      <text:p text:style-name="P39">Long-range sensor array (M): gives long-range detection mastery 4</text:p>
      <text:p text:style-name="P26"><text:soft-page-break/>Minelayer <text:span text:style-name="T31">(M): When used, the zone gains the Mined (3) trait.</text:span></text:p>
      <text:p text:style-name="P26">Naval battery (L): <text:span text:style-name="T32">ranged 2, piercing 3, deadly 2</text:span></text:p>
      <text:p text:style-name="P26">Naval torpedo (P): <text:span text:style-name="T32">ranged 2, slow, load, piercing 2, deadly 3, precise 2</text:span></text:p>
      <text:p text:style-name="P27">Point-defence (M): <text:span text:style-name="T32">Enemy ending their turn in the same zone are targeted by an attack with a pool of 5 dices without speciality.</text:span></text:p>
      <text:p text:style-name="P41">Targeting array (M): <text:span text:style-name="T17">Effect: at the end of each turn, the character may gain a targeting token, as if doing the targeting action. Tags: ranged 1</text:span></text:p>
      <text:p text:style-name="P27">Submunition missile (M): <text:span text:style-name="T32">ranged 1, precise 2, area of effect, load</text:span></text:p>
      <text:h text:style-name="Heading_20_1" text:outline-level="1">NPC <text:span text:style-name="T33">Profiles</text:span></text:h>
      <text:h text:style-name="Heading_20_2" text:outline-level="2">Common criminals</text:h>
      <text:h text:style-name="Heading_20_3" text:outline-level="3">Thug</text:h>
      <text:p text:style-name="Text_20_body">Engineering <text:span text:style-name="T35">2</text:span>, Investigation <text:span text:style-name="T35">3</text:span>, Physical <text:span text:style-name="T35">4</text:span>, Precision <text:span text:style-name="T35">3</text:span>, Social <text:span text:style-name="T35">3</text:span>, Systems <text:span text:style-name="T35">4</text:span></text:p>
      <text:p text:style-name="P29">Specialty: violence or smuggling or other criminal activity, criminal organisations</text:p>
      <text:p text:style-name="P29">Mastery: pistol or ship maneuvers 3</text:p>
      <text:p text:style-name="P29">Equipment: pistol</text:p>
      <text:h text:style-name="Heading_20_3" text:outline-level="3">Crime boss</text:h>
      <text:p text:style-name="Text_20_body">Engineering <text:span text:style-name="T35">2</text:span>, Investigation <text:span text:style-name="T35">5</text:span>, Physical <text:span text:style-name="T35">4</text:span>, Precision <text:span text:style-name="T35">3</text:span>, Social <text:span text:style-name="T35">5</text:span>, Systems <text:span text:style-name="T35">3</text:span></text:p>
      <text:p text:style-name="P30">Specialty: threat, strategy, bribe, criminal organisation</text:p>
      <text:p text:style-name="P30">Mastery: negociations 4</text:p>
      <text:p text:style-name="P30">Equipment: pistol, <text:span text:style-name="T36">flak vest</text:span></text:p>
      <text:h text:style-name="Heading_20_2" text:outline-level="2">Pirates</text:h>
      <text:h text:style-name="Heading_20_3" text:outline-level="3">Captain</text:h>
      <text:p text:style-name="Text_20_body">Engineering <text:span text:style-name="T35">3</text:span>, Investigation <text:span text:style-name="T35">4</text:span>, Physical <text:span text:style-name="T35">4</text:span>, Precision <text:span text:style-name="T35">5</text:span>, Social <text:span text:style-name="T35">5</text:span>, Systems <text:span text:style-name="T35">3</text:span></text:p>
      <text:p text:style-name="P30"><text:span text:style-name="T36">Specialities</text:span>: leadership, combat or space combat, tactics</text:p>
      <text:p text:style-name="P30">Mastery: estimate a target 4</text:p>
      <text:p text:style-name="P31">Equipment: SMG, close combat weapon, combat armor</text:p>
      <text:h text:style-name="Heading_20_3" text:outline-level="3"><text:soft-page-break/>Raider</text:h>
      <text:p text:style-name="Text_20_body">Engineering <text:span text:style-name="T35">4</text:span>, Investigation <text:span text:style-name="T35">3</text:span>, Physical <text:span text:style-name="T35">3</text:span>, Precision <text:span text:style-name="T35">4</text:span>, Social <text:span text:style-name="T35">3</text:span>, Systems <text:span text:style-name="T35">2</text:span></text:p>
      <text:p text:style-name="P31">Specialities: Combat, jury-rigging or space combat</text:p>
      <text:p text:style-name="P31">Mastery: rifle 3</text:p>
      <text:p text:style-name="P31">Equipment: shrapnel rifle, flak vest</text:p>
      <text:h text:style-name="Heading_20_2" text:outline-level="2">Combat drone<text:span text:style-name="T34">s</text:span></text:h>
      <text:h text:style-name="Heading_20_3" text:outline-level="3">Ground attack bot (GAB)</text:h>
      <text:p text:style-name="Text_20_body">Engineering <text:span text:style-name="T33">3</text:span>, Investigation <text:span text:style-name="T33">2</text:span>, Physical <text:span text:style-name="T33">4</text:span>, Precision <text:span text:style-name="T33">3</text:span>, Social <text:span text:style-name="T33">1</text:span>, Systems <text:span text:style-name="T33">2</text:span></text:p>
      <text:p text:style-name="P28">Specialities: attack, perimeter <text:span text:style-name="T36">defence</text:span></text:p>
      <text:p text:style-name="P28">Mastery: running 3</text:p>
      <text:p text:style-name="P28">Equipment: light support weapon (count as lethal pistol), maw (close combat weapon), Movement (2)</text:p>
      <text:h text:style-name="Heading_20_3" text:outline-level="3">Support UAV</text:h>
      <text:p text:style-name="P28">Engineering 2, Investigation 4, physical 2, Precision 3, Social 1, Systems 2</text:p>
      <text:p text:style-name="P28">Specialities: Reconnaissance, maneuvers</text:p>
      <text:p text:style-name="P28">Mastery: target identification 2</text:p>
      <text:p text:style-name="P28">Equipment: targeting autop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3-26T14:15:47.945000000</dc:date>
    <meta:editing-duration>PT6H48M5S</meta:editing-duration>
    <meta:editing-cycles>58</meta:editing-cycles>
    <meta:document-statistic meta:table-count="0" meta:image-count="0" meta:object-count="0" meta:page-count="11" meta:paragraph-count="186" meta:word-count="3161" meta:character-count="20103" meta:non-whitespace-character-count="17121"/>
  </office:meta>
</office:document-meta>
</file>